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822cm" fo:min-width="2.239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0.141cm" fo:min-width="0cm" fo:wrap-option="wrap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827cm" fo:min-width="3.026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3cm" fo:min-width="2.269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1cm" fo:min-width="2.841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>
      <style:graphic-properties svg:stroke-color="#000000" draw:fill-color="#cccccc" draw:textarea-horizontal-align="justify" draw:textarea-vertical-align="middle" draw:auto-grow-height="false" fo:min-height="0.142cm" fo:min-width="0cm" fo:wrap-option="wrap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797cm" fo:min-width="1.737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293cm" fo:min-width="4.26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627cm" fo:min-width="2.916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486cm" fo:min-width="0.28cm" fo:wrap-option="wrap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85cm" fo:min-width="0.279cm" fo:wrap-option="wrap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46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4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437cm" fo:min-width="2.825cm" fo:padding-top="0.139cm" fo:padding-bottom="0.139cm" fo:padding-left="0.264cm" fo:padding-right="0.26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3" style:family="paragraph">
      <style:paragraph-properties fo:margin-top="0.102cm" fo:margin-bottom="0cm" fo:text-align="center" style:writing-mode="lr-tb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1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3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8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9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0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1" style:family="paragraph"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2" style:family="paragraph">
      <loext:graphic-properties draw:fill-color="#dddddd"/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4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MathJax_Math" fo:font-size="12pt" style:font-size-asian="12pt" style:font-size-complex="12pt"/>
    </style:style>
    <style:style style:name="T5" style:family="text">
      <style:text-properties style:text-position="-8% 58%" style:font-name="MathJax_Math" fo:font-size="12pt" style:font-size-asian="12pt" style:font-size-complex="12pt"/>
    </style:style>
    <style:style style:name="T6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7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<text:span text:style-name="T1">O</text:span><text:span text:style-name="T1">ri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<text:span text:style-name="T1">Position </text:span><text:span text:style-name="T1">second next </text:span><text:span text:style-name="T1">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<text:span text:style-name="T1">Position </text:span><text:span text:style-name="T1">next </text:span><text:span text:style-name="T1">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rient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6">δ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27" draw:text-style-name="P9" xml:id="id21" draw:id="id21" draw:layer="layout" svg:width="2.767cm" svg:height="4.1cm" svg:x="14.721cm" svg:y="8.1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7" draw:id="id17" draw:layer="layout" svg:width="0.566cm" svg:height="0.553cm" svg:x="15.822cm" svg:y="9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8" draw:id="id18" draw:layer="layout" svg:width="0.566cm" svg:height="0.553cm" svg:x="15.822cm" svg:y="11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9.935cm">
            <draw:text-box>
              <text:p text:style-name="P19">.</text:p>
              <text:p text:style-name="P19">.</text:p>
              <text:p text:style-name="P19">.</text:p>
            </draw:text-box>
          </draw:frame>
          <draw:custom-shape draw:style-name="gr27" draw:text-style-name="P9" xml:id="id19" draw:id="id19" draw:layer="layout" svg:width="2.767cm" svg:height="4.1cm" svg:x="14.721cm" svg:y="2.5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5" draw:id="id15" draw:layer="layout" svg:width="0.566cm" svg:height="0.553cm" svg:x="15.822cm" svg:y="3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6" draw:id="id16" draw:layer="layout" svg:width="0.566cm" svg:height="0.553cm" svg:x="15.822cm" svg:y="5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4.335cm">
            <draw:text-box>
              <text:p text:style-name="P19">.</text:p>
              <text:p text:style-name="P19">.</text:p>
              <text:p text:style-name="P19">.</text:p>
            </draw:text-box>
          </draw:frame>
          <draw:custom-shape draw:style-name="gr29" draw:text-style-name="P22" draw:layer="layout" svg:width="3.554cm" svg:height="11.105cm" svg:x="0.839cm" svg:y="1.852cm">
            <text:p text:style-name="P2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12" draw:id="id12" draw:layer="layout" svg:width="2.797cm" svg:height="1.441cm" svg:x="1.211cm" svg:y="7.833cm">
            <text:p text:style-name="P23"><text:span text:style-name="T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9" draw:id="id9" draw:layer="layout" svg:width="2.796cm" svg:height="1.44cm" svg:x="1.211cm" svg:y="2.748cm">
            <text:p text:style-name="P23">Posi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13" draw:id="id13" draw:layer="layout" svg:width="2.797cm" svg:height="1.44cm" svg:x="1.211cm" svg:y="9.534cm">
            <text:p text:style-name="P23">Body R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6" xml:id="id10" draw:id="id10" draw:layer="layout" svg:width="2.796cm" svg:height="1.44cm" svg:x="1.211cm" svg:y="4.449cm">
            <text:p text:style-name="P25">Velo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8" xml:id="id14" draw:id="id14" draw:layer="layout" svg:width="2.797cm" svg:height="1.44cm" svg:x="1.211cm" svg:y="11.234cm">
            <text:p text:style-name="P27">Position second next waypoi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11" draw:id="id11" draw:layer="layout" svg:width="2.796cm" svg:height="1.44cm" svg:x="1.211cm" svg:y="6.149cm">
            <text:p text:style-name="P23">Position next waypoi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0" draw:layer="layout" svg:width="3.369cm" svg:height="6.409cm" svg:x="7.654cm" svg:y="4.2cm">
            <text:p text:style-name="P29"><text:span text:style-name="T8">2 x 128</text:span></text:p>
            <text:p text:style-name="P29"><text:span text:style-name="T8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" draw:id="id2" draw:layer="layout" svg:width="0.565cm" svg:height="0.552cm" svg:x="9.982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" draw:id="id3" draw:layer="layout" svg:width="0.565cm" svg:height="0.553cm" svg:x="9.982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4" draw:id="id4" draw:layer="layout" svg:width="0.565cm" svg:height="0.552cm" svg:x="9.982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5" draw:id="id5" draw:layer="layout" svg:width="0.565cm" svg:height="0.552cm" svg:x="9.982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1" draw:id="id1" draw:layer="layout" svg:width="0.567cm" svg:height="0.552cm" svg:x="8.13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7" draw:id="id7" draw:layer="layout" svg:width="0.567cm" svg:height="0.553cm" svg:x="8.13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8" draw:id="id8" draw:layer="layout" svg:width="0.567cm" svg:height="0.552cm" svg:x="8.13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6" draw:id="id6" draw:layer="layout" svg:width="0.567cm" svg:height="0.552cm" svg:x="8.13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0.266cm" svg:y="7.472cm">
            <draw:text-box>
              <text:p text:style-name="P19">.</text:p>
              <text:p text:style-name="P19">.</text:p>
              <text:p text:style-name="P19">.</text:p>
            </draw:text-box>
          </draw:frame>
          <draw:frame draw:style-name="gr10" draw:text-style-name="P20" draw:layer="layout" svg:width="0.001cm" svg:height="1.205cm" svg:x="8.372cm" svg:y="7.473cm">
            <draw:text-box>
              <text:p text:style-name="P19">.</text:p>
              <text:p text:style-name="P19">.</text:p>
              <text:p text:style-name="P19">.</text:p>
            </draw:text-box>
          </draw:frame>
          <draw:custom-shape draw:style-name="gr37" draw:text-style-name="P30" xml:id="id20" draw:id="id20" draw:layer="layout" svg:width="2.265cm" svg:height="1.075cm" svg:x="19.239cm" svg:y="5.529cm">
            <text:p text:style-name="P29"><text:span text:style-name="T8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22" draw:id="id22" draw:layer="layout" svg:width="2.265cm" svg:height="1.075cm" svg:x="19.239cm" svg:y="8.205cm">
            <text:p text:style-name="P29"><text:span text:style-name="T8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xml:id="id23" draw:id="id23" draw:layer="layout" svg:width="4.788cm" svg:height="3.571cm" svg:x="22.373cm" svg:y="5.619cm">
            <text:p text:style-name="P21"><text:span text:style-name="T8">Acti</text:span><text:span text:style-name="T8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4" draw:layer="layout" svg:width="3.444cm" svg:height="1.905cm" svg:x="23.029cm" svg:y="6.711cm">
            <text:p text:style-name="P23"><text:span text:style-name="T9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.102cm" svg:height="1.04cm" svg:x="23.305cm" svg:y="7.447cm">
            <text:p text:style-name="P31">f<text:span text:style-name="T10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1.101cm" svg:height="1.039cm" svg:x="25.041cm" svg:y="7.448cm">
            <text:p text:style-name="P33">f<text:span text:style-name="T10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" draw:text-style-name="P10" draw:layer="layout" draw:type="line" svg:x1="8.697cm" svg:y1="6.509cm" svg:x2="9.982cm" svg:y2="6.509cm" draw:start-shape="id1" draw:start-glue-point="10" draw:end-shape="id2" draw:end-glue-point="6" svg:d="M8697 6509h1285" svg:viewBox="0 0 1286 1">
            <text:p/>
          </draw:connector>
          <draw:connector draw:style-name="gr42" draw:text-style-name="P10" draw:layer="layout" draw:type="line" svg:x1="9.982cm" svg:y1="7.283cm" svg:x2="8.697cm" svg:y2="6.509cm" draw:start-shape="id3" draw:start-glue-point="6" draw:end-shape="id1" draw:end-glue-point="10" svg:d="M9982 7283l-1285-774" svg:viewBox="0 0 1286 775">
            <text:p/>
          </draw:connector>
          <draw:connector draw:style-name="gr42" draw:text-style-name="P10" draw:layer="layout" draw:type="line" svg:x1="9.982cm" svg:y1="8.858cm" svg:x2="8.697cm" svg:y2="6.509cm" draw:start-shape="id4" draw:start-glue-point="6" draw:end-shape="id1" draw:end-glue-point="10" svg:d="M9982 8858l-1285-2349" svg:viewBox="0 0 1286 2350">
            <text:p/>
          </draw:connector>
          <draw:connector draw:style-name="gr42" draw:text-style-name="P10" draw:layer="layout" draw:type="line" svg:x1="9.982cm" svg:y1="9.632cm" svg:x2="8.697cm" svg:y2="6.509cm" draw:start-shape="id5" draw:start-glue-point="6" draw:end-shape="id1" draw:end-glue-point="10" svg:d="M9982 9632l-1285-3123" svg:viewBox="0 0 1286 3124">
            <text:p/>
          </draw:connector>
          <draw:connector draw:style-name="gr42" draw:text-style-name="P10" draw:layer="layout" draw:type="line" svg:x1="8.697cm" svg:y1="9.632cm" svg:x2="9.982cm" svg:y2="9.632cm" draw:start-shape="id6" draw:start-glue-point="10" draw:end-shape="id5" draw:end-glue-point="6" svg:d="M8697 9632h1285" svg:viewBox="0 0 1286 1">
            <text:p/>
          </draw:connector>
          <draw:connector draw:style-name="gr42" draw:text-style-name="P10" draw:layer="layout" draw:type="line" svg:x1="8.697cm" svg:y1="9.632cm" svg:x2="9.982cm" svg:y2="8.858cm" draw:start-shape="id6" draw:start-glue-point="10" draw:end-shape="id4" draw:end-glue-point="6" svg:d="M8697 9632l1285-774" svg:viewBox="0 0 1286 775">
            <text:p/>
          </draw:connector>
          <draw:connector draw:style-name="gr42" draw:text-style-name="P10" draw:layer="layout" draw:type="line" svg:x1="8.697cm" svg:y1="9.632cm" svg:x2="9.982cm" svg:y2="7.283cm" draw:start-shape="id6" draw:start-glue-point="10" draw:end-shape="id3" draw:end-glue-point="6" svg:d="M8697 9632l1285-2349" svg:viewBox="0 0 1286 2350">
            <text:p/>
          </draw:connector>
          <draw:connector draw:style-name="gr42" draw:text-style-name="P10" draw:layer="layout" draw:type="line" svg:x1="8.697cm" svg:y1="9.632cm" svg:x2="9.982cm" svg:y2="6.509cm" draw:start-shape="id6" draw:start-glue-point="10" draw:end-shape="id2" draw:end-glue-point="6" svg:d="M8697 9632l1285-3123" svg:viewBox="0 0 1286 3124">
            <text:p/>
          </draw:connector>
          <draw:connector draw:style-name="gr42" draw:text-style-name="P10" draw:layer="layout" draw:type="line" svg:x1="9.982cm" svg:y1="9.632cm" svg:x2="8.697cm" svg:y2="7.283cm" draw:start-shape="id5" draw:start-glue-point="6" draw:end-shape="id7" draw:end-glue-point="10" svg:d="M9982 9632l-1285-2349" svg:viewBox="0 0 1286 2350">
            <text:p/>
          </draw:connector>
          <draw:connector draw:style-name="gr42" draw:text-style-name="P10" draw:layer="layout" draw:type="line" svg:x1="9.982cm" svg:y1="9.632cm" svg:x2="8.697cm" svg:y2="8.858cm" draw:start-shape="id5" draw:start-glue-point="6" draw:end-shape="id8" draw:end-glue-point="10" svg:d="M9982 9632l-1285-774" svg:viewBox="0 0 1286 775">
            <text:p/>
          </draw:connector>
          <draw:connector draw:style-name="gr42" draw:text-style-name="P10" draw:layer="layout" draw:type="line" svg:x1="9.982cm" svg:y1="8.858cm" svg:x2="8.697cm" svg:y2="8.858cm" draw:start-shape="id4" draw:start-glue-point="6" draw:end-shape="id8" draw:end-glue-point="10" svg:d="M9982 8858h-1285" svg:viewBox="0 0 1286 1">
            <text:p/>
          </draw:connector>
          <draw:connector draw:style-name="gr42" draw:text-style-name="P10" draw:layer="layout" draw:type="line" svg:x1="9.982cm" svg:y1="8.858cm" svg:x2="8.697cm" svg:y2="7.283cm" draw:start-shape="id4" draw:start-glue-point="6" draw:end-shape="id7" draw:end-glue-point="10" svg:d="M9982 8858l-1285-1575" svg:viewBox="0 0 1286 1576">
            <text:p/>
          </draw:connector>
          <draw:connector draw:style-name="gr42" draw:text-style-name="P10" draw:layer="layout" draw:type="line" svg:x1="9.982cm" svg:y1="7.283cm" svg:x2="8.697cm" svg:y2="8.858cm" draw:start-shape="id3" draw:start-glue-point="6" draw:end-shape="id8" draw:end-glue-point="10" svg:d="M9982 7283l-1285 1575" svg:viewBox="0 0 1286 1576">
            <text:p/>
          </draw:connector>
          <draw:connector draw:style-name="gr42" draw:text-style-name="P10" draw:layer="layout" draw:type="line" svg:x1="9.982cm" svg:y1="7.283cm" svg:x2="8.697cm" svg:y2="7.283cm" draw:start-shape="id3" draw:start-glue-point="6" draw:end-shape="id7" draw:end-glue-point="10" svg:d="M9982 7283h-1285" svg:viewBox="0 0 1286 1">
            <text:p/>
          </draw:connector>
          <draw:connector draw:style-name="gr42" draw:text-style-name="P10" draw:layer="layout" draw:type="line" svg:x1="9.982cm" svg:y1="6.509cm" svg:x2="8.697cm" svg:y2="7.283cm" draw:start-shape="id2" draw:start-glue-point="6" draw:end-shape="id7" draw:end-glue-point="10" svg:d="M9982 6509l-1285 774" svg:viewBox="0 0 1286 775">
            <text:p/>
          </draw:connector>
          <draw:connector draw:style-name="gr42" draw:text-style-name="P10" draw:layer="layout" draw:type="line" svg:x1="9.982cm" svg:y1="6.509cm" svg:x2="8.697cm" svg:y2="8.858cm" draw:start-shape="id2" draw:start-glue-point="6" draw:end-shape="id8" draw:end-glue-point="10" svg:d="M9982 6509l-1285 2349" svg:viewBox="0 0 1286 2350">
            <text:p/>
          </draw:connector>
          <draw:connector draw:style-name="gr42" draw:text-style-name="P10" draw:layer="layout" draw:type="line" svg:x1="4.007cm" svg:y1="3.468cm" svg:x2="8.13cm" svg:y2="6.509cm" draw:start-shape="id9" draw:start-glue-point="1" draw:end-shape="id1" draw:end-glue-point="6" svg:d="M4007 3468l4123 3041" svg:viewBox="0 0 4124 3042">
            <text:p/>
          </draw:connector>
          <draw:connector draw:style-name="gr42" draw:text-style-name="P10" draw:layer="layout" draw:type="line" svg:x1="4.007cm" svg:y1="5.169cm" svg:x2="8.13cm" svg:y2="6.509cm" draw:start-shape="id10" draw:start-glue-point="1" draw:end-shape="id1" draw:end-glue-point="6" svg:d="M4007 5169l4123 1340" svg:viewBox="0 0 4124 1341">
            <text:p/>
          </draw:connector>
          <draw:connector draw:style-name="gr42" draw:text-style-name="P10" draw:layer="layout" draw:type="line" svg:x1="4.007cm" svg:y1="6.869cm" svg:x2="8.13cm" svg:y2="6.509cm" draw:start-shape="id11" draw:start-glue-point="1" draw:end-shape="id1" draw:end-glue-point="6" svg:d="M4007 6869l4123-360" svg:viewBox="0 0 4124 361">
            <text:p/>
          </draw:connector>
          <draw:connector draw:style-name="gr42" draw:text-style-name="P10" draw:layer="layout" draw:type="line" svg:x1="4.008cm" svg:y1="8.553cm" svg:x2="8.13cm" svg:y2="6.509cm" draw:start-shape="id12" draw:start-glue-point="1" draw:end-shape="id1" draw:end-glue-point="6" svg:d="M4008 8553l4122-2044" svg:viewBox="0 0 4123 2045">
            <text:p/>
          </draw:connector>
          <draw:connector draw:style-name="gr42" draw:text-style-name="P10" draw:layer="layout" draw:type="line" svg:x1="4.008cm" svg:y1="10.254cm" svg:x2="8.13cm" svg:y2="6.509cm" draw:start-shape="id13" draw:start-glue-point="1" draw:end-shape="id1" draw:end-glue-point="6" svg:d="M4008 10254l4122-3745" svg:viewBox="0 0 4123 3746">
            <text:p/>
          </draw:connector>
          <draw:connector draw:style-name="gr42" draw:text-style-name="P10" draw:layer="layout" draw:type="line" svg:x1="4.008cm" svg:y1="11.954cm" svg:x2="8.13cm" svg:y2="6.509cm" draw:start-shape="id14" draw:start-glue-point="1" draw:end-shape="id1" draw:end-glue-point="6" svg:d="M4008 11954l4122-5445" svg:viewBox="0 0 4123 5446">
            <text:p/>
          </draw:connector>
          <draw:connector draw:style-name="gr42" draw:text-style-name="P10" draw:layer="layout" draw:type="line" svg:x1="4.008cm" svg:y1="3.469cm" svg:x2="8.13cm" svg:y2="7.283cm" draw:end-shape="id7" draw:end-glue-point="6" svg:d="M4008 3469l4122 3814" svg:viewBox="0 0 4123 3815">
            <text:p/>
          </draw:connector>
          <draw:connector draw:style-name="gr42" draw:text-style-name="P10" draw:layer="layout" draw:type="line" svg:x1="4.008cm" svg:y1="3.469cm" svg:x2="8.13cm" svg:y2="8.858cm" draw:end-shape="id8" draw:end-glue-point="6" svg:d="M4008 3469l4122 5389" svg:viewBox="0 0 4123 5390">
            <text:p/>
          </draw:connector>
          <draw:connector draw:style-name="gr42" draw:text-style-name="P10" draw:layer="layout" draw:type="line" svg:x1="4.008cm" svg:y1="3.47cm" svg:x2="8.13cm" svg:y2="9.632cm" draw:end-shape="id6" draw:end-glue-point="6" svg:d="M4008 3470l4122 6162" svg:viewBox="0 0 4123 6163">
            <text:p/>
          </draw:connector>
          <draw:connector draw:style-name="gr42" draw:text-style-name="P10" draw:layer="layout" draw:type="line" svg:x1="4.008cm" svg:y1="5.169cm" svg:x2="8.13cm" svg:y2="7.283cm" draw:end-shape="id7" draw:end-glue-point="6" svg:d="M4008 5169l4122 2114" svg:viewBox="0 0 4123 2115">
            <text:p/>
          </draw:connector>
          <draw:connector draw:style-name="gr42" draw:text-style-name="P10" draw:layer="layout" draw:type="line" svg:x1="4.008cm" svg:y1="5.169cm" svg:x2="8.13cm" svg:y2="8.858cm" draw:end-shape="id8" draw:end-glue-point="6" svg:d="M4008 5169l4122 3689" svg:viewBox="0 0 4123 3690">
            <text:p/>
          </draw:connector>
          <draw:connector draw:style-name="gr42" draw:text-style-name="P10" draw:layer="layout" draw:type="line" svg:x1="4.008cm" svg:y1="5.17cm" svg:x2="8.13cm" svg:y2="9.632cm" draw:end-shape="id6" draw:end-glue-point="6" svg:d="M4008 5170l4122 4462" svg:viewBox="0 0 4123 4463">
            <text:p/>
          </draw:connector>
          <draw:connector draw:style-name="gr42" draw:text-style-name="P10" draw:layer="layout" draw:type="line" svg:x1="4.008cm" svg:y1="6.869cm" svg:x2="8.13cm" svg:y2="7.283cm" draw:end-shape="id7" draw:end-glue-point="6" svg:d="M4008 6869l4122 414" svg:viewBox="0 0 4123 415">
            <text:p/>
          </draw:connector>
          <draw:connector draw:style-name="gr42" draw:text-style-name="P10" draw:layer="layout" draw:type="line" svg:x1="4.008cm" svg:y1="6.869cm" svg:x2="8.13cm" svg:y2="8.858cm" draw:end-shape="id8" draw:end-glue-point="6" svg:d="M4008 6869l4122 1989" svg:viewBox="0 0 4123 1990">
            <text:p/>
          </draw:connector>
          <draw:connector draw:style-name="gr42" draw:text-style-name="P10" draw:layer="layout" draw:type="line" svg:x1="4.008cm" svg:y1="6.87cm" svg:x2="8.13cm" svg:y2="9.632cm" draw:end-shape="id6" draw:end-glue-point="6" svg:d="M4008 6870l4122 2762" svg:viewBox="0 0 4123 2763">
            <text:p/>
          </draw:connector>
          <draw:connector draw:style-name="gr42" draw:text-style-name="P10" draw:layer="layout" draw:type="line" svg:x1="4.008cm" svg:y1="8.553cm" svg:x2="8.13cm" svg:y2="7.283cm" draw:end-shape="id7" draw:end-glue-point="6" svg:d="M4008 8553l4122-1270" svg:viewBox="0 0 4123 1271">
            <text:p/>
          </draw:connector>
          <draw:connector draw:style-name="gr42" draw:text-style-name="P10" draw:layer="layout" draw:type="line" svg:x1="4.008cm" svg:y1="8.553cm" svg:x2="8.13cm" svg:y2="8.858cm" draw:end-shape="id8" draw:end-glue-point="6" svg:d="M4008 8553l4122 305" svg:viewBox="0 0 4123 306">
            <text:p/>
          </draw:connector>
          <draw:connector draw:style-name="gr42" draw:text-style-name="P10" draw:layer="layout" draw:type="line" svg:x1="4.008cm" svg:y1="8.554cm" svg:x2="8.13cm" svg:y2="9.632cm" draw:end-shape="id6" draw:end-glue-point="6" svg:d="M4008 8554l4122 1078" svg:viewBox="0 0 4123 1079">
            <text:p/>
          </draw:connector>
          <draw:connector draw:style-name="gr42" draw:text-style-name="P10" draw:layer="layout" draw:type="line" svg:x1="4.008cm" svg:y1="10.255cm" svg:x2="8.13cm" svg:y2="7.283cm" draw:end-shape="id7" draw:end-glue-point="6" svg:d="M4008 10255l4122-2972" svg:viewBox="0 0 4123 2973">
            <text:p/>
          </draw:connector>
          <draw:connector draw:style-name="gr42" draw:text-style-name="P10" draw:layer="layout" draw:type="line" svg:x1="4.008cm" svg:y1="10.255cm" svg:x2="8.13cm" svg:y2="8.858cm" draw:end-shape="id8" draw:end-glue-point="6" svg:d="M4008 10255l4122-1397" svg:viewBox="0 0 4123 1398">
            <text:p/>
          </draw:connector>
          <draw:connector draw:style-name="gr42" draw:text-style-name="P10" draw:layer="layout" draw:type="line" svg:x1="4.008cm" svg:y1="10.256cm" svg:x2="8.13cm" svg:y2="9.632cm" draw:end-shape="id6" draw:end-glue-point="6" svg:d="M4008 10256l4122-624" svg:viewBox="0 0 4123 625">
            <text:p/>
          </draw:connector>
          <draw:connector draw:style-name="gr42" draw:text-style-name="P10" draw:layer="layout" draw:type="line" svg:x1="4.008cm" svg:y1="11.955cm" svg:x2="8.13cm" svg:y2="7.283cm" draw:end-shape="id7" draw:end-glue-point="6" svg:d="M4008 11955l4122-4672" svg:viewBox="0 0 4123 4673">
            <text:p/>
          </draw:connector>
          <draw:connector draw:style-name="gr42" draw:text-style-name="P10" draw:layer="layout" draw:type="line" svg:x1="4.008cm" svg:y1="11.955cm" svg:x2="8.13cm" svg:y2="8.858cm" draw:end-shape="id8" draw:end-glue-point="6" svg:d="M4008 11955l4122-3097" svg:viewBox="0 0 4123 3098">
            <text:p/>
          </draw:connector>
          <draw:connector draw:style-name="gr42" draw:text-style-name="P10" draw:layer="layout" draw:type="line" svg:x1="4.008cm" svg:y1="11.956cm" svg:x2="8.13cm" svg:y2="9.632cm" draw:end-shape="id6" draw:end-glue-point="6" svg:d="M4008 11956l4122-2324" svg:viewBox="0 0 4123 2325">
            <text:p/>
          </draw:connector>
          <draw:connector draw:style-name="gr42" draw:text-style-name="P10" draw:layer="layout" draw:type="line" svg:x1="10.547cm" svg:y1="6.509cm" svg:x2="15.822cm" svg:y2="4.167cm" draw:start-shape="id2" draw:start-glue-point="10" draw:end-shape="id15" draw:end-glue-point="6" svg:d="M10547 6509l5275-2342" svg:viewBox="0 0 5276 2343">
            <text:p/>
          </draw:connector>
          <draw:connector draw:style-name="gr42" draw:text-style-name="P10" draw:layer="layout" draw:type="line" svg:x1="10.547cm" svg:y1="6.509cm" svg:x2="15.822cm" svg:y2="5.724cm" draw:start-shape="id2" draw:start-glue-point="10" draw:end-shape="id16" draw:end-glue-point="6" svg:d="M10547 6509l5275-785" svg:viewBox="0 0 5276 786">
            <text:p/>
          </draw:connector>
          <draw:connector draw:style-name="gr42" draw:text-style-name="P10" draw:layer="layout" draw:type="line" svg:x1="10.547cm" svg:y1="6.509cm" svg:x2="15.822cm" svg:y2="9.767cm" draw:start-shape="id2" draw:start-glue-point="10" draw:end-shape="id17" draw:end-glue-point="6" svg:d="M10547 6509l5275 3258" svg:viewBox="0 0 5276 3259">
            <text:p/>
          </draw:connector>
          <draw:connector draw:style-name="gr42" draw:text-style-name="P10" draw:layer="layout" draw:type="line" svg:x1="10.548cm" svg:y1="6.509cm" svg:x2="15.822cm" svg:y2="11.324cm" draw:end-shape="id18" draw:end-glue-point="6" svg:d="M10548 6509l5274 4815" svg:viewBox="0 0 5275 4816">
            <text:p/>
          </draw:connector>
          <draw:connector draw:style-name="gr42" draw:text-style-name="P10" draw:layer="layout" draw:type="line" svg:x1="10.547cm" svg:y1="9.632cm" svg:x2="15.822cm" svg:y2="11.325cm" draw:start-shape="id5" draw:start-glue-point="10" svg:d="M10547 9632l5275 1693" svg:viewBox="0 0 5276 1694">
            <text:p/>
          </draw:connector>
          <draw:connector draw:style-name="gr42" draw:text-style-name="P10" draw:layer="layout" draw:type="line" svg:x1="10.547cm" svg:y1="8.858cm" svg:x2="15.823cm" svg:y2="11.326cm" draw:start-shape="id4" draw:start-glue-point="10" svg:d="M10547 8858l5276 2468" svg:viewBox="0 0 5277 2469">
            <text:p/>
          </draw:connector>
          <draw:connector draw:style-name="gr42" draw:text-style-name="P10" draw:layer="layout" draw:type="line" svg:x1="10.547cm" svg:y1="7.283cm" svg:x2="15.823cm" svg:y2="11.326cm" draw:start-shape="id3" draw:start-glue-point="10" svg:d="M10547 7283l5276 4043" svg:viewBox="0 0 5277 4044">
            <text:p/>
          </draw:connector>
          <draw:connector draw:style-name="gr42" draw:text-style-name="P10" draw:layer="layout" draw:type="line" svg:x1="10.547cm" svg:y1="7.283cm" svg:x2="15.823cm" svg:y2="4.167cm" draw:start-shape="id3" draw:start-glue-point="10" svg:d="M10547 7283l5276-3116" svg:viewBox="0 0 5277 3117">
            <text:p/>
          </draw:connector>
          <draw:connector draw:style-name="gr42" draw:text-style-name="P10" draw:layer="layout" draw:type="line" svg:x1="10.547cm" svg:y1="8.858cm" svg:x2="15.823cm" svg:y2="4.167cm" draw:start-shape="id4" draw:start-glue-point="10" svg:d="M10547 8858l5276-4691" svg:viewBox="0 0 5277 4692">
            <text:p/>
          </draw:connector>
          <draw:connector draw:style-name="gr42" draw:text-style-name="P10" draw:layer="layout" draw:type="line" svg:x1="10.547cm" svg:y1="9.632cm" svg:x2="15.823cm" svg:y2="4.168cm" draw:start-shape="id5" draw:start-glue-point="10" svg:d="M10547 9632l5276-5464" svg:viewBox="0 0 5277 5465">
            <text:p/>
          </draw:connector>
          <draw:connector draw:style-name="gr42" draw:text-style-name="P10" draw:layer="layout" draw:type="line" svg:x1="10.547cm" svg:y1="7.283cm" svg:x2="15.823cm" svg:y2="5.725cm" draw:start-shape="id3" draw:start-glue-point="10" svg:d="M10547 7283l5276-1558" svg:viewBox="0 0 5277 1559">
            <text:p/>
          </draw:connector>
          <draw:connector draw:style-name="gr42" draw:text-style-name="P10" draw:layer="layout" draw:type="line" svg:x1="10.547cm" svg:y1="8.858cm" svg:x2="15.823cm" svg:y2="5.725cm" draw:start-shape="id4" draw:start-glue-point="10" svg:d="M10547 8858l5276-3133" svg:viewBox="0 0 5277 3134">
            <text:p/>
          </draw:connector>
          <draw:connector draw:style-name="gr42" draw:text-style-name="P10" draw:layer="layout" draw:type="line" svg:x1="10.547cm" svg:y1="9.632cm" svg:x2="15.823cm" svg:y2="5.726cm" draw:start-shape="id5" draw:start-glue-point="10" svg:d="M10547 9632l5276-3906" svg:viewBox="0 0 5277 3907">
            <text:p/>
          </draw:connector>
          <draw:connector draw:style-name="gr42" draw:text-style-name="P10" draw:layer="layout" draw:type="line" svg:x1="10.547cm" svg:y1="7.283cm" svg:x2="15.823cm" svg:y2="9.767cm" draw:start-shape="id3" draw:start-glue-point="10" svg:d="M10547 7283l5276 2484" svg:viewBox="0 0 5277 2485">
            <text:p/>
          </draw:connector>
          <draw:connector draw:style-name="gr42" draw:text-style-name="P10" draw:layer="layout" draw:type="line" svg:x1="10.547cm" svg:y1="8.858cm" svg:x2="15.823cm" svg:y2="9.767cm" draw:start-shape="id4" draw:start-glue-point="10" svg:d="M10547 8858l5276 909" svg:viewBox="0 0 5277 910">
            <text:p/>
          </draw:connector>
          <draw:connector draw:style-name="gr42" draw:text-style-name="P10" draw:layer="layout" draw:type="line" svg:x1="10.547cm" svg:y1="9.632cm" svg:x2="15.823cm" svg:y2="9.768cm" draw:start-shape="id5" draw:start-glue-point="10" svg:d="M10547 9632l5276 136" svg:viewBox="0 0 5277 137">
            <text:p/>
          </draw:connector>
          <draw:connector draw:style-name="gr43" draw:text-style-name="P10" draw:layer="layout" draw:type="line" svg:x1="17.488cm" svg:y1="4.604cm" svg:x2="19.239cm" svg:y2="6.066cm" draw:start-shape="id19" draw:start-glue-point="1" draw:end-shape="id20" draw:end-glue-point="3" svg:d="M17488 4604l1751 1462" svg:viewBox="0 0 1752 1463">
            <text:p/>
          </draw:connector>
          <draw:connector draw:style-name="gr44" draw:text-style-name="P10" draw:layer="layout" draw:type="line" svg:x1="17.488cm" svg:y1="10.204cm" svg:x2="19.239cm" svg:y2="8.742cm" draw:start-shape="id21" draw:start-glue-point="1" draw:end-shape="id22" draw:end-glue-point="3" svg:d="M17488 10204l1751-1462" svg:viewBox="0 0 1752 1463">
            <text:p/>
          </draw:connector>
          <draw:connector draw:style-name="gr45" draw:text-style-name="P10" draw:layer="layout" draw:type="line" svg:x1="21.504cm" svg:y1="8.742cm" svg:x2="22.373cm" svg:y2="7.404cm" draw:start-shape="id22" draw:start-glue-point="1" draw:end-shape="id23" draw:end-glue-point="3" svg:d="M21504 8742l869-1338" svg:viewBox="0 0 870 1339">
            <text:p/>
          </draw:connector>
          <draw:connector draw:style-name="gr46" draw:text-style-name="P10" draw:layer="layout" draw:type="line" svg:x1="21.504cm" svg:y1="6.066cm" svg:x2="22.373cm" svg:y2="7.404cm" draw:start-shape="id20" draw:start-glue-point="1" draw:end-shape="id23" svg:d="M21504 6066l869 1338" svg:viewBox="0 0 870 133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27" draw:text-style-name="P9" xml:id="id38" draw:id="id38" draw:layer="layout" svg:width="2.767cm" svg:height="4.1cm" svg:x="16.924cm" svg:y="5.958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40" draw:id="id40" draw:layer="layout" svg:width="0.566cm" svg:height="0.553cm" svg:x="18.025cm" svg:y="7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41" draw:id="id41" draw:layer="layout" svg:width="0.566cm" svg:height="0.553cm" svg:x="18.02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8.29cm" svg:y="7.739cm">
            <draw:text-box>
              <text:p text:style-name="P19">.</text:p>
              <text:p text:style-name="P19">.</text:p>
              <text:p text:style-name="P19">.</text:p>
            </draw:text-box>
          </draw:frame>
          <draw:custom-shape draw:style-name="gr29" draw:text-style-name="P22" draw:layer="layout" svg:width="3.554cm" svg:height="11.105cm" svg:x="4.293cm" svg:y="2.323cm">
            <text:p text:style-name="P2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35" draw:id="id35" draw:layer="layout" svg:width="2.797cm" svg:height="1.441cm" svg:x="4.665cm" svg:y="8.304cm">
            <text:p text:style-name="P23"><text:span text:style-name="T9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2" draw:id="id32" draw:layer="layout" svg:width="2.796cm" svg:height="1.44cm" svg:x="4.665cm" svg:y="3.219cm">
            <text:p text:style-name="P23">Posi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36" draw:id="id36" draw:layer="layout" svg:width="2.797cm" svg:height="1.44cm" svg:x="4.665cm" svg:y="10.005cm">
            <text:p text:style-name="P23">Body R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xml:id="id33" draw:id="id33" draw:layer="layout" svg:width="2.796cm" svg:height="1.44cm" svg:x="4.665cm" svg:y="4.92cm">
            <text:p text:style-name="P25">Velo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37" draw:id="id37" draw:layer="layout" svg:width="2.797cm" svg:height="1.44cm" svg:x="4.665cm" svg:y="11.705cm">
            <text:p text:style-name="P27">Position second next waypoi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4" draw:id="id34" draw:layer="layout" svg:width="2.796cm" svg:height="1.44cm" svg:x="4.665cm" svg:y="6.62cm">
            <text:p text:style-name="P23">Position next waypoi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xml:id="id39" draw:id="id39" draw:layer="layout" svg:width="2.265cm" svg:height="1.075cm" svg:x="21.442cm" svg:y="7.471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draw:layer="layout" svg:width="2.265cm" svg:height="1.075cm" svg:x="21.442cm" svg:y="7.471cm">
            <text:p text:style-name="P29"><text:span text:style-name="T8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0" draw:layer="layout" svg:width="3.353cm" svg:height="5.715cm" svg:x="11.057cm" svg:y="5.182cm">
            <text:p text:style-name="P29"><text:span text:style-name="T8">2 </text:span><text:span text:style-name="T8">x </text:span><text:span text:style-name="T8">1</text:span><text:span text:style-name="T8">2</text:span><text:span text:style-name="T8">8</text:span></text:p>
            <text:p text:style-name="P29"><text:span text:style-name="T8">ta</text:span><text:span text:style-name="T8">n</text:span><text:span text:style-name="T8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5" draw:id="id25" draw:layer="layout" svg:width="0.565cm" svg:height="0.552cm" svg:x="13.385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26" draw:id="id26" draw:layer="layout" svg:width="0.565cm" svg:height="0.553cm" svg:x="13.385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7" draw:id="id27" draw:layer="layout" svg:width="0.565cm" svg:height="0.552cm" svg:x="13.385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8" draw:id="id28" draw:layer="layout" svg:width="0.565cm" svg:height="0.552cm" svg:x="13.385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4" draw:id="id24" draw:layer="layout" svg:width="0.567cm" svg:height="0.552cm" svg:x="11.533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0" draw:id="id30" draw:layer="layout" svg:width="0.567cm" svg:height="0.553cm" svg:x="11.533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31" draw:id="id31" draw:layer="layout" svg:width="0.567cm" svg:height="0.552cm" svg:x="11.533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9" draw:id="id29" draw:layer="layout" svg:width="0.567cm" svg:height="0.552cm" svg:x="11.533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1.775cm" svg:y="8.077cm">
            <draw:text-box>
              <text:p text:style-name="P19">.</text:p>
              <text:p text:style-name="P19">.</text:p>
              <text:p text:style-name="P19">.</text:p>
            </draw:text-box>
          </draw:frame>
          <draw:connector draw:style-name="gr42" draw:text-style-name="P10" draw:layer="layout" draw:type="line" svg:x1="12.1cm" svg:y1="7.113cm" svg:x2="13.385cm" svg:y2="7.113cm" draw:start-shape="id24" draw:start-glue-point="10" draw:end-shape="id25" draw:end-glue-point="6" svg:d="M12100 7113h1285" svg:viewBox="0 0 1286 1">
            <text:p/>
          </draw:connector>
          <draw:connector draw:style-name="gr42" draw:text-style-name="P10" draw:layer="layout" draw:type="line" svg:x1="13.385cm" svg:y1="7.887cm" svg:x2="12.1cm" svg:y2="7.113cm" draw:start-shape="id26" draw:start-glue-point="6" draw:end-shape="id24" draw:end-glue-point="10" svg:d="M13385 7887l-1285-774" svg:viewBox="0 0 1286 775">
            <text:p/>
          </draw:connector>
          <draw:connector draw:style-name="gr42" draw:text-style-name="P10" draw:layer="layout" draw:type="line" svg:x1="13.385cm" svg:y1="9.462cm" svg:x2="12.1cm" svg:y2="7.113cm" draw:start-shape="id27" draw:start-glue-point="6" draw:end-shape="id24" draw:end-glue-point="10" svg:d="M13385 9462l-1285-2349" svg:viewBox="0 0 1286 2350">
            <text:p/>
          </draw:connector>
          <draw:connector draw:style-name="gr42" draw:text-style-name="P10" draw:layer="layout" draw:type="line" svg:x1="13.385cm" svg:y1="10.236cm" svg:x2="12.1cm" svg:y2="7.113cm" draw:start-shape="id28" draw:start-glue-point="6" draw:end-shape="id24" draw:end-glue-point="10" svg:d="M13385 10236l-1285-3123" svg:viewBox="0 0 1286 3124">
            <text:p/>
          </draw:connector>
          <draw:connector draw:style-name="gr42" draw:text-style-name="P10" draw:layer="layout" draw:type="line" svg:x1="12.1cm" svg:y1="10.236cm" svg:x2="13.385cm" svg:y2="10.236cm" draw:start-shape="id29" draw:start-glue-point="10" draw:end-shape="id28" draw:end-glue-point="6" svg:d="M12100 10236h1285" svg:viewBox="0 0 1286 1">
            <text:p/>
          </draw:connector>
          <draw:connector draw:style-name="gr42" draw:text-style-name="P10" draw:layer="layout" draw:type="line" svg:x1="12.1cm" svg:y1="10.236cm" svg:x2="13.385cm" svg:y2="9.462cm" draw:start-shape="id29" draw:start-glue-point="10" draw:end-shape="id27" draw:end-glue-point="6" svg:d="M12100 10236l1285-774" svg:viewBox="0 0 1286 775">
            <text:p/>
          </draw:connector>
          <draw:connector draw:style-name="gr42" draw:text-style-name="P10" draw:layer="layout" draw:type="line" svg:x1="12.1cm" svg:y1="10.236cm" svg:x2="13.385cm" svg:y2="7.887cm" draw:start-shape="id29" draw:start-glue-point="10" draw:end-shape="id26" draw:end-glue-point="6" svg:d="M12100 10236l1285-2349" svg:viewBox="0 0 1286 2350">
            <text:p/>
          </draw:connector>
          <draw:connector draw:style-name="gr42" draw:text-style-name="P10" draw:layer="layout" draw:type="line" svg:x1="12.1cm" svg:y1="10.236cm" svg:x2="13.385cm" svg:y2="7.113cm" draw:start-shape="id29" draw:start-glue-point="10" draw:end-shape="id25" draw:end-glue-point="6" svg:d="M12100 10236l1285-3123" svg:viewBox="0 0 1286 3124">
            <text:p/>
          </draw:connector>
          <draw:connector draw:style-name="gr42" draw:text-style-name="P10" draw:layer="layout" draw:type="line" svg:x1="13.385cm" svg:y1="10.236cm" svg:x2="12.1cm" svg:y2="7.887cm" draw:start-shape="id28" draw:start-glue-point="6" draw:end-shape="id30" draw:end-glue-point="10" svg:d="M13385 10236l-1285-2349" svg:viewBox="0 0 1286 2350">
            <text:p/>
          </draw:connector>
          <draw:connector draw:style-name="gr42" draw:text-style-name="P10" draw:layer="layout" draw:type="line" svg:x1="13.385cm" svg:y1="10.236cm" svg:x2="12.1cm" svg:y2="9.462cm" draw:start-shape="id28" draw:start-glue-point="6" draw:end-shape="id31" draw:end-glue-point="10" svg:d="M13385 10236l-1285-774" svg:viewBox="0 0 1286 775">
            <text:p/>
          </draw:connector>
          <draw:connector draw:style-name="gr42" draw:text-style-name="P10" draw:layer="layout" draw:type="line" svg:x1="13.385cm" svg:y1="9.462cm" svg:x2="12.1cm" svg:y2="9.462cm" draw:start-shape="id27" draw:start-glue-point="6" draw:end-shape="id31" draw:end-glue-point="10" svg:d="M13385 9462h-1285" svg:viewBox="0 0 1286 1">
            <text:p/>
          </draw:connector>
          <draw:connector draw:style-name="gr42" draw:text-style-name="P10" draw:layer="layout" draw:type="line" svg:x1="13.385cm" svg:y1="9.462cm" svg:x2="12.1cm" svg:y2="7.887cm" draw:start-shape="id27" draw:start-glue-point="6" draw:end-shape="id30" draw:end-glue-point="10" svg:d="M13385 9462l-1285-1575" svg:viewBox="0 0 1286 1576">
            <text:p/>
          </draw:connector>
          <draw:connector draw:style-name="gr42" draw:text-style-name="P10" draw:layer="layout" draw:type="line" svg:x1="13.385cm" svg:y1="7.887cm" svg:x2="12.1cm" svg:y2="9.462cm" draw:start-shape="id26" draw:start-glue-point="6" draw:end-shape="id31" draw:end-glue-point="10" svg:d="M13385 7887l-1285 1575" svg:viewBox="0 0 1286 1576">
            <text:p/>
          </draw:connector>
          <draw:connector draw:style-name="gr42" draw:text-style-name="P10" draw:layer="layout" draw:type="line" svg:x1="13.385cm" svg:y1="7.887cm" svg:x2="12.1cm" svg:y2="7.887cm" draw:start-shape="id26" draw:start-glue-point="6" draw:end-shape="id30" draw:end-glue-point="10" svg:d="M13385 7887h-1285" svg:viewBox="0 0 1286 1">
            <text:p/>
          </draw:connector>
          <draw:connector draw:style-name="gr42" draw:text-style-name="P10" draw:layer="layout" draw:type="line" svg:x1="13.385cm" svg:y1="7.113cm" svg:x2="12.1cm" svg:y2="7.887cm" draw:start-shape="id25" draw:start-glue-point="6" draw:end-shape="id30" draw:end-glue-point="10" svg:d="M13385 7113l-1285 774" svg:viewBox="0 0 1286 775">
            <text:p/>
          </draw:connector>
          <draw:connector draw:style-name="gr42" draw:text-style-name="P10" draw:layer="layout" draw:type="line" svg:x1="13.385cm" svg:y1="7.113cm" svg:x2="12.1cm" svg:y2="9.462cm" draw:start-shape="id25" draw:start-glue-point="6" draw:end-shape="id31" draw:end-glue-point="10" svg:d="M13385 7113l-1285 2349" svg:viewBox="0 0 1286 2350">
            <text:p/>
          </draw:connector>
          <draw:frame draw:style-name="gr10" draw:text-style-name="P20" draw:layer="layout" svg:width="0.001cm" svg:height="1.205cm" svg:x="13.636cm" svg:y="8.078cm">
            <draw:text-box>
              <text:p text:style-name="P19">.</text:p>
              <text:p text:style-name="P19">.</text:p>
              <text:p text:style-name="P19">.</text:p>
            </draw:text-box>
          </draw:frame>
          <draw:connector draw:style-name="gr42" draw:text-style-name="P10" draw:layer="layout" draw:type="line" svg:x1="7.461cm" svg:y1="3.939cm" svg:x2="11.533cm" svg:y2="7.113cm" draw:start-shape="id32" draw:start-glue-point="1" draw:end-shape="id24" draw:end-glue-point="6" svg:d="M7461 3939l4072 3174" svg:viewBox="0 0 4073 3175">
            <text:p/>
          </draw:connector>
          <draw:connector draw:style-name="gr42" draw:text-style-name="P10" draw:layer="layout" draw:type="line" svg:x1="7.461cm" svg:y1="5.64cm" svg:x2="11.533cm" svg:y2="7.113cm" draw:start-shape="id33" draw:start-glue-point="1" draw:end-shape="id24" draw:end-glue-point="6" svg:d="M7461 5640l4072 1473" svg:viewBox="0 0 4073 1474">
            <text:p/>
          </draw:connector>
          <draw:connector draw:style-name="gr42" draw:text-style-name="P10" draw:layer="layout" draw:type="line" svg:x1="7.461cm" svg:y1="7.34cm" svg:x2="11.533cm" svg:y2="7.113cm" draw:start-shape="id34" draw:start-glue-point="1" draw:end-shape="id24" draw:end-glue-point="6" svg:d="M7461 7340l4072-227" svg:viewBox="0 0 4073 228">
            <text:p/>
          </draw:connector>
          <draw:connector draw:style-name="gr42" draw:text-style-name="P10" draw:layer="layout" draw:type="line" svg:x1="7.462cm" svg:y1="9.024cm" svg:x2="11.533cm" svg:y2="7.113cm" draw:start-shape="id35" draw:start-glue-point="1" draw:end-shape="id24" draw:end-glue-point="6" svg:d="M7462 9024l4071-1911" svg:viewBox="0 0 4072 1912">
            <text:p/>
          </draw:connector>
          <draw:connector draw:style-name="gr42" draw:text-style-name="P10" draw:layer="layout" draw:type="line" svg:x1="7.462cm" svg:y1="10.725cm" svg:x2="11.533cm" svg:y2="7.113cm" draw:start-shape="id36" draw:start-glue-point="1" draw:end-shape="id24" draw:end-glue-point="6" svg:d="M7462 10725l4071-3612" svg:viewBox="0 0 4072 3613">
            <text:p/>
          </draw:connector>
          <draw:connector draw:style-name="gr42" draw:text-style-name="P10" draw:layer="layout" draw:type="line" svg:x1="7.462cm" svg:y1="12.425cm" svg:x2="11.533cm" svg:y2="7.113cm" draw:start-shape="id37" draw:start-glue-point="1" draw:end-shape="id24" draw:end-glue-point="6" svg:d="M7462 12425l4071-5312" svg:viewBox="0 0 4072 5313">
            <text:p/>
          </draw:connector>
          <draw:connector draw:style-name="gr42" draw:text-style-name="P10" draw:layer="layout" draw:type="line" svg:x1="7.462cm" svg:y1="3.94cm" svg:x2="11.533cm" svg:y2="7.887cm" draw:end-shape="id30" draw:end-glue-point="6" svg:d="M7462 3940l4071 3947" svg:viewBox="0 0 4072 3948">
            <text:p/>
          </draw:connector>
          <draw:connector draw:style-name="gr42" draw:text-style-name="P10" draw:layer="layout" draw:type="line" svg:x1="7.462cm" svg:y1="3.94cm" svg:x2="11.533cm" svg:y2="9.462cm" draw:end-shape="id31" draw:end-glue-point="6" svg:d="M7462 3940l4071 5522" svg:viewBox="0 0 4072 5523">
            <text:p/>
          </draw:connector>
          <draw:connector draw:style-name="gr42" draw:text-style-name="P10" draw:layer="layout" draw:type="line" svg:x1="7.462cm" svg:y1="3.941cm" svg:x2="11.533cm" svg:y2="10.236cm" draw:end-shape="id29" draw:end-glue-point="6" svg:d="M7462 3941l4071 6295" svg:viewBox="0 0 4072 6296">
            <text:p/>
          </draw:connector>
          <draw:connector draw:style-name="gr42" draw:text-style-name="P10" draw:layer="layout" draw:type="line" svg:x1="7.462cm" svg:y1="5.64cm" svg:x2="11.533cm" svg:y2="7.887cm" draw:end-shape="id30" draw:end-glue-point="6" svg:d="M7462 5640l4071 2247" svg:viewBox="0 0 4072 2248">
            <text:p/>
          </draw:connector>
          <draw:connector draw:style-name="gr42" draw:text-style-name="P10" draw:layer="layout" draw:type="line" svg:x1="7.462cm" svg:y1="5.64cm" svg:x2="11.533cm" svg:y2="9.462cm" draw:end-shape="id31" draw:end-glue-point="6" svg:d="M7462 5640l4071 3822" svg:viewBox="0 0 4072 3823">
            <text:p/>
          </draw:connector>
          <draw:connector draw:style-name="gr42" draw:text-style-name="P10" draw:layer="layout" draw:type="line" svg:x1="7.462cm" svg:y1="5.641cm" svg:x2="11.533cm" svg:y2="10.236cm" draw:end-shape="id29" draw:end-glue-point="6" svg:d="M7462 5641l4071 4595" svg:viewBox="0 0 4072 4596">
            <text:p/>
          </draw:connector>
          <draw:connector draw:style-name="gr42" draw:text-style-name="P10" draw:layer="layout" draw:type="line" svg:x1="7.462cm" svg:y1="7.34cm" svg:x2="11.533cm" svg:y2="7.887cm" draw:end-shape="id30" draw:end-glue-point="6" svg:d="M7462 7340l4071 547" svg:viewBox="0 0 4072 548">
            <text:p/>
          </draw:connector>
          <draw:connector draw:style-name="gr42" draw:text-style-name="P10" draw:layer="layout" draw:type="line" svg:x1="7.462cm" svg:y1="7.34cm" svg:x2="11.533cm" svg:y2="9.462cm" draw:end-shape="id31" draw:end-glue-point="6" svg:d="M7462 7340l4071 2122" svg:viewBox="0 0 4072 2123">
            <text:p/>
          </draw:connector>
          <draw:connector draw:style-name="gr42" draw:text-style-name="P10" draw:layer="layout" draw:type="line" svg:x1="7.462cm" svg:y1="7.341cm" svg:x2="11.533cm" svg:y2="10.236cm" draw:end-shape="id29" draw:end-glue-point="6" svg:d="M7462 7341l4071 2895" svg:viewBox="0 0 4072 2896">
            <text:p/>
          </draw:connector>
          <draw:connector draw:style-name="gr42" draw:text-style-name="P10" draw:layer="layout" draw:type="line" svg:x1="7.462cm" svg:y1="9.024cm" svg:x2="11.533cm" svg:y2="7.887cm" draw:end-shape="id30" draw:end-glue-point="6" svg:d="M7462 9024l4071-1137" svg:viewBox="0 0 4072 1138">
            <text:p/>
          </draw:connector>
          <draw:connector draw:style-name="gr42" draw:text-style-name="P10" draw:layer="layout" draw:type="line" svg:x1="7.462cm" svg:y1="9.024cm" svg:x2="11.533cm" svg:y2="9.462cm" draw:end-shape="id31" draw:end-glue-point="6" svg:d="M7462 9024l4071 438" svg:viewBox="0 0 4072 439">
            <text:p/>
          </draw:connector>
          <draw:connector draw:style-name="gr42" draw:text-style-name="P10" draw:layer="layout" draw:type="line" svg:x1="7.462cm" svg:y1="9.025cm" svg:x2="11.533cm" svg:y2="10.236cm" draw:end-shape="id29" draw:end-glue-point="6" svg:d="M7462 9025l4071 1211" svg:viewBox="0 0 4072 1212">
            <text:p/>
          </draw:connector>
          <draw:connector draw:style-name="gr42" draw:text-style-name="P10" draw:layer="layout" draw:type="line" svg:x1="7.462cm" svg:y1="10.726cm" svg:x2="11.533cm" svg:y2="7.887cm" draw:end-shape="id30" draw:end-glue-point="6" svg:d="M7462 10726l4071-2839" svg:viewBox="0 0 4072 2840">
            <text:p/>
          </draw:connector>
          <draw:connector draw:style-name="gr42" draw:text-style-name="P10" draw:layer="layout" draw:type="line" svg:x1="7.462cm" svg:y1="10.726cm" svg:x2="11.533cm" svg:y2="9.462cm" draw:end-shape="id31" draw:end-glue-point="6" svg:d="M7462 10726l4071-1264" svg:viewBox="0 0 4072 1265">
            <text:p/>
          </draw:connector>
          <draw:connector draw:style-name="gr42" draw:text-style-name="P10" draw:layer="layout" draw:type="line" svg:x1="7.462cm" svg:y1="10.727cm" svg:x2="11.533cm" svg:y2="10.236cm" draw:end-shape="id29" draw:end-glue-point="6" svg:d="M7462 10727l4071-491" svg:viewBox="0 0 4072 492">
            <text:p/>
          </draw:connector>
          <draw:connector draw:style-name="gr42" draw:text-style-name="P10" draw:layer="layout" draw:type="line" svg:x1="7.462cm" svg:y1="12.426cm" svg:x2="11.533cm" svg:y2="7.887cm" draw:end-shape="id30" draw:end-glue-point="6" svg:d="M7462 12426l4071-4539" svg:viewBox="0 0 4072 4540">
            <text:p/>
          </draw:connector>
          <draw:connector draw:style-name="gr42" draw:text-style-name="P10" draw:layer="layout" draw:type="line" svg:x1="7.462cm" svg:y1="12.426cm" svg:x2="11.533cm" svg:y2="9.462cm" draw:end-shape="id31" draw:end-glue-point="6" svg:d="M7462 12426l4071-2964" svg:viewBox="0 0 4072 2965">
            <text:p/>
          </draw:connector>
          <draw:connector draw:style-name="gr42" draw:text-style-name="P10" draw:layer="layout" draw:type="line" svg:x1="7.462cm" svg:y1="12.427cm" svg:x2="11.533cm" svg:y2="10.236cm" draw:end-shape="id29" draw:end-glue-point="6" svg:d="M7462 12427l4071-2191" svg:viewBox="0 0 4072 2192">
            <text:p/>
          </draw:connector>
          <draw:connector draw:style-name="gr43" draw:text-style-name="P10" draw:layer="layout" draw:type="line" svg:x1="19.691cm" svg:y1="8.008cm" svg:x2="21.442cm" svg:y2="8.008cm" draw:start-shape="id38" draw:start-glue-point="1" draw:end-shape="id39" draw:end-glue-point="3" svg:d="M19691 8008h1751" svg:viewBox="0 0 1752 1">
            <text:p/>
          </draw:connector>
          <draw:connector draw:style-name="gr42" draw:text-style-name="P10" draw:layer="layout" draw:type="line" svg:x1="13.95cm" svg:y1="7.113cm" svg:x2="18.025cm" svg:y2="7.571cm" draw:start-shape="id25" draw:start-glue-point="10" draw:end-shape="id40" draw:end-glue-point="6" svg:d="M13950 7113l4075 458" svg:viewBox="0 0 4076 459">
            <text:p/>
          </draw:connector>
          <draw:connector draw:style-name="gr42" draw:text-style-name="P10" draw:layer="layout" draw:type="line" svg:x1="13.95cm" svg:y1="7.887cm" svg:x2="18.025cm" svg:y2="7.571cm" draw:start-shape="id26" draw:start-glue-point="10" draw:end-shape="id40" draw:end-glue-point="6" svg:d="M13950 7887l4075-316" svg:viewBox="0 0 4076 317">
            <text:p/>
          </draw:connector>
          <draw:connector draw:style-name="gr42" draw:text-style-name="P10" draw:layer="layout" draw:type="line" svg:x1="13.95cm" svg:y1="9.462cm" svg:x2="18.025cm" svg:y2="7.571cm" draw:start-shape="id27" draw:start-glue-point="10" draw:end-shape="id40" draw:end-glue-point="6" svg:d="M13950 9462l4075-1891" svg:viewBox="0 0 4076 1892">
            <text:p/>
          </draw:connector>
          <draw:connector draw:style-name="gr42" draw:text-style-name="P10" draw:layer="layout" draw:type="line" svg:x1="13.95cm" svg:y1="10.236cm" svg:x2="18.025cm" svg:y2="7.571cm" draw:start-shape="id28" draw:start-glue-point="10" draw:end-shape="id40" draw:end-glue-point="6" svg:d="M13950 10236l4075-2665" svg:viewBox="0 0 4076 2666">
            <text:p/>
          </draw:connector>
          <draw:connector draw:style-name="gr42" draw:text-style-name="P10" draw:layer="layout" draw:type="line" svg:x1="18.025cm" svg:y1="9.128cm" svg:x2="13.95cm" svg:y2="7.113cm" draw:start-shape="id41" draw:start-glue-point="6" draw:end-shape="id25" draw:end-glue-point="10" svg:d="M18025 9128l-4075-2015" svg:viewBox="0 0 4076 2016">
            <text:p/>
          </draw:connector>
          <draw:connector draw:style-name="gr42" draw:text-style-name="P10" draw:layer="layout" draw:type="line" svg:x1="18.025cm" svg:y1="9.128cm" svg:x2="13.95cm" svg:y2="7.887cm" draw:start-shape="id41" draw:start-glue-point="6" draw:end-shape="id26" draw:end-glue-point="10" svg:d="M18025 9128l-4075-1241" svg:viewBox="0 0 4076 1242">
            <text:p/>
          </draw:connector>
          <draw:connector draw:style-name="gr42" draw:text-style-name="P10" draw:layer="layout" draw:type="line" svg:x1="18.025cm" svg:y1="9.128cm" svg:x2="13.95cm" svg:y2="9.462cm" draw:start-shape="id41" draw:start-glue-point="6" draw:end-shape="id27" draw:end-glue-point="10" svg:d="M18025 9128l-4075 334" svg:viewBox="0 0 4076 335">
            <text:p/>
          </draw:connector>
          <draw:connector draw:style-name="gr42" draw:text-style-name="P10" draw:layer="layout" draw:type="line" svg:x1="18.025cm" svg:y1="9.128cm" svg:x2="13.95cm" svg:y2="10.236cm" draw:start-shape="id41" draw:start-glue-point="6" draw:end-shape="id28" draw:end-glue-point="10" svg:d="M18025 9128l-4075 1108" svg:viewBox="0 0 4076 1109">
            <text:p/>
          </draw:connector>
        </draw:g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2.3$Linux_X86_64 LibreOffice_project/40$Build-3</meta:generator>
    <dc:date>2022-12-20T15:56:35.903956752</dc:date>
    <meta:editing-duration>PT7H6M5S</meta:editing-duration>
    <meta:editing-cycles>12</meta:editing-cycles>
    <meta:document-statistic meta:object-count="303"/>
  </office:meta>
</office:document-meta>
</file>